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Calibri" svg:font-family="Calibri, sans-serif"/>
    <style:font-face style:name="Courier New" svg:font-family="'Courier New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582cm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fo:line-height="130%" fo:orphans="2" fo:widows="2" fo:text-indent="0cm" style:auto-text-indent="false"/>
      <style:text-properties fo:font-variant="normal" fo:text-transform="none" fo:letter-spacing="normal"/>
    </style:style>
    <style:style style:name="P3" style:family="paragraph" style:parent-style-name="Text_20_body">
      <style:paragraph-properties fo:margin-left="0cm" fo:margin-right="0cm" fo:margin-top="0cm" fo:margin-bottom="0cm" fo:line-height="130%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30%" fo:orphans="2" fo:widows="2" fo:text-indent="0cm" style:auto-text-indent="false"/>
      <style:text-properties fo:font-variant="normal" fo:text-transform="none" fo:letter-spacing="normal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>
      <style:paragraph-properties fo:margin-left="1.27cm" fo:margin-right="0cm" fo:margin-top="0cm" fo:margin-bottom="0cm" fo:line-height="130%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8" style:family="paragraph" style:parent-style-name="Text_20_body">
      <style:paragraph-properties fo:margin-left="2.54cm" fo:margin-right="0cm" fo:margin-top="0cm" fo:margin-bottom="0cm" fo:line-height="130%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9" style:family="paragraph" style:parent-style-name="Text_20_body">
      <style:paragraph-properties fo:margin-left="3.81cm" fo:margin-right="0cm" fo:margin-top="0cm" fo:margin-bottom="0cm" fo:line-height="130%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style:line-height-at-least="0.582cm" fo:orphans="2" fo:widows="2"/>
      <style:text-properties fo:font-variant="normal" fo:text-transform="none" style:font-name="Calibri" fo:font-size="11pt" fo:letter-spacing="normal" fo:font-style="normal" fo:font-weight="normal"/>
    </style:style>
    <style:style style:name="T1" style:family="text">
      <style:text-properties style:font-name="Courier New"/>
    </style:style>
    <style:style style:name="T2" style:family="text">
      <style:text-properties style:font-name="Wingdings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font-name="Calibri" fo:font-size="11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plication planificateur de voyage - Cahier des charges</text:p>
      <text:p text:style-name="Standard"/>
      <text:p text:style-name="Standard"/>
      <text:h text:style-name="Heading_20_1" text:outline-level="1">Introduction</text:h>
      <text:p text:style-name="P3">L’idée est d’avoir un genre de « planificateur » de voyage, permettant d’organiser un voyage, et de visualiser le coût.</text:p>
      <text:p text:style-name="P2"/>
      <text:p text:style-name="P3">Grandes lignes :</text:p>
      <text:p text:style-name="P7">-        Ajout de personne (nom – prénom)</text:p>
      <text:p text:style-name="P7">-        Ajout d’un voyage</text:p>
      <text:p text:style-name="P7">-        Ajout de personne au voyage</text:p>
      <text:p text:style-name="P7">-        Définition de la date d’aller et de la date de retour</text:p>
      <text:p text:style-name="P7">-        Ajout d’événement par catégorie (nom – adresse – coût – date) :</text:p>
      <text:p text:style-name="P8"><text:span text:style-name="T1">o   </text:span>Transports :</text:p>
      <text:p text:style-name="P9"><text:span text:style-name="T2">§  </text:span>Avion</text:p>
      <text:p text:style-name="P9"><text:span text:style-name="T2">§  </text:span>Train</text:p>
      <text:p text:style-name="P9"><text:span text:style-name="T2">§  </text:span>Voiture</text:p>
      <text:p text:style-name="P8"><text:span text:style-name="T1">o   </text:span>Hébergements :</text:p>
      <text:p text:style-name="P9"><text:span text:style-name="T2">§  </text:span>Hôtels</text:p>
      <text:p text:style-name="P9"><text:span text:style-name="T2">§  </text:span>Locations</text:p>
      <text:p text:style-name="P8"><text:span text:style-name="T1">o   </text:span>Restauration</text:p>
      <text:p text:style-name="P9"><text:span text:style-name="T2">§  </text:span>Restaurants</text:p>
      <text:p text:style-name="P9"><text:span text:style-name="T2">§  </text:span>Courses</text:p>
      <text:p text:style-name="P8"><text:span text:style-name="T1">o   </text:span>Loisirs</text:p>
      <text:p text:style-name="P9"><text:span text:style-name="T2">§  </text:span>Libre (musées, monuments, sites touristiques, jeux…)</text:p>
      <text:p text:style-name="P7">-        Visualisation des activités avec tri par date, catégories ou cout.</text:p>
      <text:p text:style-name="P7">-        Visualisation des totaux pour chaque catégorie, totaux globaux et totaux par personne.</text:p>
      <text:p text:style-name="P5"/>
      <text:h text:style-name="Heading_20_1" text:outline-level="1">Choix technologiques</text:h>
      <text:p text:style-name="P1">« application lourde » :</text:p>
      <text:list xml:id="list2530216949692151841" text:style-name="L1">
        <text:list-header>
          <text:p text:style-name="P12"><text:s/>- Langage : Java</text:p>
          <text:p text:style-name="P12"><text:s/>- Framework : Spring</text:p>
          <text:p text:style-name="P12"><text:s/>- IHM (Interface Homme Machine) : Swing</text:p>
          <text:p text:style-name="P12"><text:s/>- Base de données (Système d'information) : SQLite</text:p>
        </text:list-header>
      </text:list>
      <text:p text:style-name="P4"><text:span text:style-name="T3">l'ensemble sera déployable sur un poste et sera indépendant à chaque déploiement.</text:span> </text:p>
      <text:p text:style-name="P4"/>
      <text:h text:style-name="Heading_20_1" text:outline-level="1">Évolution possible</text:h>
      <text:list xml:id="list3209628345747996551" text:style-name="L2">
        <text:list-item>
          <text:p text:style-name="P11">Éditer les informations un voyage par PDF.</text:p>
        </text:list-item>
        <text:list-item>
          <text:p text:style-name="P11"><text:soft-page-break/>Éditer une synthèse des voyages suivant un critère en fichier Excel.</text:p>
        </text:list-item>
        <text:list-item>
          <text:p text:style-name="P10">joindre des documents : par exemple <text:s/>billet de train en PDF </text:p>
        </text:list-item>
        <text:list-item>
          <text:p text:style-name="P10">pour les adresses joindre <text:span text:style-name="T4">une API de type OpenStreetMap.</text:span></text:p>
        </text:list-item>
        <text:list-item>
          <text:p text:style-name="P10">L'on pourra importer/exporter les informations du Système d'Informations. Vers un autre déploiement de l'application. JSON ou Excel.</text:p>
        </text:list-item>
        <text:list-item>
          <text:p text:style-name="P11">Une même activité ne peut pas être ajoutée à un voyage à des dates différentes. Il peut être intéressant de permettre d'ajouter la même activité plusieurs fois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Calibri" svg:font-family="Calibri, sans-serif"/>
    <style:font-face style:name="Courier New" svg:font-family="'Courier New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oist Dubuc</meta:initial-creator>
    <meta:creation-date>2021-03-04T18:08:42.98</meta:creation-date>
    <meta:generator>OpenOffice/4.1.9$Win32 OpenOffice.org_project/419m1$Build-9805</meta:generator>
    <dc:date>2021-07-16T11:25:57.50</dc:date>
    <dc:creator>Benoist Dubuc</dc:creator>
    <meta:editing-duration>PT2H43M7S</meta:editing-duration>
    <meta:editing-cycles>13</meta:editing-cycles>
    <meta:document-statistic meta:table-count="0" meta:image-count="0" meta:object-count="0" meta:page-count="2" meta:paragraph-count="37" meta:word-count="268" meta:character-count="1607"/>
  </office:meta>
</office:document-meta>
</file>